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b9a7" officeooo:paragraph-rsid="0000b9a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0613b4" officeooo:paragraph-rsid="000613b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normal" officeooo:rsid="0000b9a7" officeooo:paragraph-rsid="0000b9a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03cf18" officeooo:paragraph-rsid="0006c14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6c147" officeooo:paragraph-rsid="0006c14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06c147" officeooo:paragraph-rsid="000be26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05434f" officeooo:paragraph-rsid="0005434f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05434f" officeooo:paragraph-rsid="0006c14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05434f" officeooo:paragraph-rsid="000c578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0613b4" officeooo:paragraph-rsid="000613b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0613b4" officeooo:paragraph-rsid="0005434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07b245" officeooo:paragraph-rsid="0007b245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07b245" officeooo:paragraph-rsid="0008968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08968d" officeooo:paragraph-rsid="0008968d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0be268" officeooo:paragraph-rsid="000be268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0c578c" officeooo:paragraph-rsid="000c578c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0c578c" officeooo:paragraph-rsid="000c578c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00b9a7"/>
    </style:style>
    <style:style style:name="P19" style:family="paragraph" style:parent-style-name="Standard">
      <style:text-properties officeooo:paragraph-rsid="0002ad6d"/>
    </style:style>
    <style:style style:name="P20" style:family="paragraph" style:parent-style-name="Standard">
      <style:text-properties officeooo:rsid="0002ad6d" officeooo:paragraph-rsid="0002ad6d"/>
    </style:style>
    <style:style style:name="P21" style:family="paragraph" style:parent-style-name="Standard">
      <style:text-properties officeooo:rsid="0003cf18" officeooo:paragraph-rsid="0003cf18"/>
    </style:style>
    <style:style style:name="P22" style:family="paragraph" style:parent-style-name="Standard">
      <style:text-properties officeooo:rsid="0003cf18" officeooo:paragraph-rsid="000be268"/>
    </style:style>
    <style:style style:name="P23" style:family="paragraph" style:parent-style-name="Standard">
      <style:text-properties officeooo:rsid="0003cf18" officeooo:paragraph-rsid="000c578c"/>
    </style:style>
    <style:style style:name="P24" style:family="paragraph" style:parent-style-name="Standard">
      <style:text-properties officeooo:paragraph-rsid="0003cf18"/>
    </style:style>
    <style:style style:name="P25" style:family="paragraph" style:parent-style-name="Standard">
      <style:text-properties officeooo:rsid="0005434f" officeooo:paragraph-rsid="0005434f"/>
    </style:style>
    <style:style style:name="P26" style:family="paragraph" style:parent-style-name="Standard">
      <style:text-properties officeooo:paragraph-rsid="0005434f"/>
    </style:style>
    <style:style style:name="P27" style:family="paragraph" style:parent-style-name="Standard">
      <style:text-properties officeooo:rsid="000613b4" officeooo:paragraph-rsid="000613b4"/>
    </style:style>
    <style:style style:name="P28" style:family="paragraph" style:parent-style-name="Standard">
      <style:text-properties officeooo:paragraph-rsid="000613b4"/>
    </style:style>
    <style:style style:name="P29" style:family="paragraph" style:parent-style-name="Standard">
      <style:text-properties officeooo:paragraph-rsid="0006c147"/>
    </style:style>
    <style:style style:name="P30" style:family="paragraph" style:parent-style-name="Standard">
      <style:text-properties officeooo:rsid="0006c147" officeooo:paragraph-rsid="0006c147"/>
    </style:style>
    <style:style style:name="P31" style:family="paragraph" style:parent-style-name="Standard">
      <style:text-properties officeooo:paragraph-rsid="0008968d"/>
    </style:style>
    <style:style style:name="P32" style:family="paragraph" style:parent-style-name="Standard">
      <style:text-properties officeooo:paragraph-rsid="000be268"/>
    </style:style>
    <style:style style:name="P33" style:family="paragraph" style:parent-style-name="Standard">
      <style:text-properties officeooo:rsid="000be268" officeooo:paragraph-rsid="000be268"/>
    </style:style>
    <style:style style:name="P34" style:family="paragraph" style:parent-style-name="Standard">
      <style:text-properties officeooo:paragraph-rsid="000c578c"/>
    </style:style>
    <style:style style:name="P35" style:family="paragraph" style:parent-style-name="Standard">
      <style:text-properties style:font-name="Times New Roman" fo:font-size="14pt" fo:font-weight="bold" officeooo:rsid="000c578c" officeooo:paragraph-rsid="000be268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Times New Roman" fo:font-size="14pt" fo:font-weight="bold" officeooo:rsid="000613b4" officeooo:paragraph-rsid="000be268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officeooo:rsid="0000b9a7" officeooo:paragraph-rsid="000c578c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Times New Roman" fo:font-size="14pt" fo:font-weight="bold" officeooo:rsid="0000b9a7" officeooo:paragraph-rsid="0006c147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Times New Roman" fo:font-size="12pt" fo:font-weight="normal" officeooo:rsid="0005434f" officeooo:paragraph-rsid="000c578c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Times New Roman" fo:font-size="12pt" fo:font-weight="normal" officeooo:rsid="000c578c" officeooo:paragraph-rsid="000c578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fo:font-weight="normal" officeooo:rsid="000be268" officeooo:paragraph-rsid="000be268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2pt" fo:font-weight="normal" officeooo:rsid="000ef7b8" officeooo:paragraph-rsid="000ef7b8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fo:font-weight="normal" officeooo:rsid="000ef7b8" officeooo:paragraph-rsid="000ef7b8" style:font-size-asian="12pt" style:font-weight-asian="normal" style:font-size-complex="12pt" style:font-weight-complex="normal"/>
    </style:style>
    <style:style style:name="P44" style:family="paragraph" style:parent-style-name="Standard">
      <style:text-properties officeooo:paragraph-rsid="000da693"/>
    </style:style>
    <style:style style:name="P45" style:family="paragraph" style:parent-style-name="Standard">
      <style:text-properties fo:font-size="12pt" fo:font-weight="normal" officeooo:rsid="000da693" officeooo:paragraph-rsid="000ef7b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0ed5b7" officeooo:paragraph-rsid="000ed5b7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0ef7b8" officeooo:paragraph-rsid="000ef7b8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paragraph-rsid="000ef7b8"/>
    </style:style>
    <style:style style:name="P49" style:family="paragraph" style:parent-style-name="Standard">
      <style:text-properties officeooo:paragraph-rsid="000c578c"/>
    </style:style>
    <style:style style:name="P50" style:family="paragraph" style:parent-style-name="Standard">
      <style:text-properties officeooo:paragraph-rsid="0007b245"/>
    </style:style>
    <style:style style:name="P51" style:family="paragraph" style:parent-style-name="Standard">
      <style:text-properties officeooo:paragraph-rsid="001390e8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officeooo:rsid="0000b9a7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0613b4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06c14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8968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af79a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0be26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0c578c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0da693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00b9a7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02ad6d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03cf18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05434f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07b245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8968d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0af79a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0be268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0c578c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0ef7b8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2c20b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1390e8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1443ed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weight="bold" officeooo:rsid="0000b9a7" style:font-size-asian="10.5pt" style:font-weight-asian="bold" style:font-size-complex="12pt" style:font-weight-complex="bold"/>
    </style:style>
    <style:style style:name="T25" style:family="text">
      <style:text-properties style:font-name="Times New Roman" officeooo:rsid="0002ad6d"/>
    </style:style>
    <style:style style:name="T26" style:family="text">
      <style:text-properties style:font-name="Times New Roman" officeooo:rsid="0003cf18"/>
    </style:style>
    <style:style style:name="T27" style:family="text">
      <style:text-properties officeooo:rsid="0006c147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00b9a7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0613b4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08968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0be268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0c578c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0da693" style:font-size-asian="14pt" style:font-weight-asian="bold" style:font-size-complex="14pt" style:font-weight-complex="bold"/>
    </style:style>
    <style:style style:name="T35" style:family="text">
      <style:text-properties officeooo:rsid="000be268"/>
    </style:style>
    <style:style style:name="T36" style:family="text">
      <style:text-properties officeooo:rsid="000c578c"/>
    </style:style>
    <style:style style:name="T37" style:family="text">
      <style:text-properties officeooo:rsid="000ef7b8"/>
    </style:style>
    <style:style style:name="T38" style:family="text">
      <style:text-properties style:font-size-asian="10.5pt"/>
    </style:style>
    <style:style style:name="T39" style:family="text">
      <style:text-properties officeooo:rsid="0003cf18" style:font-size-asian="10.5pt"/>
    </style:style>
    <style:style style:name="T40" style:family="text">
      <style:text-properties officeooo:rsid="001390e8" style:font-size-asian="10.5pt"/>
    </style:style>
    <style:style style:name="T41" style:family="text">
      <style:text-properties officeooo:rsid="0011f51c"/>
    </style:style>
    <style:style style:name="T42" style:family="text">
      <style:text-properties officeooo:rsid="0012c20b"/>
    </style:style>
    <style:style style:name="T43" style:family="text">
      <style:text-properties officeooo:rsid="001390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emprunt : </text:p>
      <text:p text:style-name="P1"/>
      <text:p text:style-name="P19"><text:span text:style-name="T11">1 –</text:span><text:span text:style-name="T24"> </text:span><text:span text:style-name="T12">Affiche la page d’accueil de la médiathèque</text:span></text:p>
      <text:p text:style-name="P21"><text:span text:style-name="T12">2 – </text:span><text:span text:style-name="T10">Le système demande une authentification</text:span></text:p>
      <text:p text:style-name="P20"><text:span text:style-name="T13">3</text:span><text:span text:style-name="T12"> –</text:span><text:span text:style-name="T10"> L’acteur doit renseigner ses identifiants</text:span></text:p>
      <text:p text:style-name="P18"><text:span text:style-name="T11">4 – L’</text:span><text:span text:style-name="T13">acteur doit cliquer sur valider ou appuyer sur “entrer”</text:span></text:p>
      <text:p text:style-name="P18"><text:span text:style-name="T13">5</text:span><text:span text:style-name="T11"> – L</text:span><text:span text:style-name="T13">e système affiche une page avec les différentes tâches possibles</text:span></text:p>
      <text:p text:style-name="P24"><text:span text:style-name="T13">6 – L’a</text:span><text:span text:style-name="T14">cteur </text:span><text:span text:style-name="T13">doit cliquer sur l’onglet “Emprunt”</text:span></text:p>
      <text:p text:style-name="P7">7 – Le système affiche une page d’authentification de l’abonné</text:p>
      <text:p text:style-name="P7">8 – L’acteur authentifie l’abonné par un scan de la carte </text:p>
      <text:p text:style-name="P16">9 – Le système affiche la fiche client </text:p>
      <text:p text:style-name="P21"><text:span text:style-name="T19">10</text:span><text:span text:style-name="T10"> – Le système affiche une page permettant de réaliser un emprunt</text:span></text:p>
      <text:p text:style-name="P24"><text:span text:style-name="T14">1</text:span><text:span text:style-name="T19">1</text:span><text:span text:style-name="T13"> – L’a</text:span><text:span text:style-name="T14">cteur</text:span><text:span text:style-name="T13"> rentre la référence </text:span></text:p>
      <text:p text:style-name="P21"><text:span text:style-name="T14">1</text:span><text:span text:style-name="T19">2</text:span><text:span text:style-name="T10"> – Le système affiche toutes les indications du </text:span><text:span text:style-name="T17">produit</text:span></text:p>
      <text:p text:style-name="P24"><text:span text:style-name="T13">1</text:span><text:span text:style-name="T19">3</text:span><text:span text:style-name="T13"> – L’utilisateur clique sur “valider” pour réaliser l’emprunt</text:span></text:p>
      <text:p text:style-name="P24"><text:span text:style-name="T13">1</text:span><text:span text:style-name="T19">4</text:span><text:span text:style-name="T13"> – Le système affiche que l’emprunt a été réalisé</text:span></text:p>
      <text:p text:style-name="P24"><text:span text:style-name="T13">1</text:span><text:span text:style-name="T19">5</text:span><text:span text:style-name="T13"> – Le système g</text:span><text:span text:style-name="T14">énére</text:span><text:span text:style-name="T13"> un e-mail contenant toutes les informations de l’emprunt</text:span></text:p>
      <text:p text:style-name="P25"><text:span text:style-name="T13">1</text:span><text:span text:style-name="T19">6</text:span><text:span text:style-name="T10"> – L’acteur clique sur ‘retour’ pour retourner à l’accueil</text:span></text:p>
      <text:p text:style-name="P26"><text:span text:style-name="T13">1</text:span><text:span text:style-name="T19">7</text:span><text:span text:style-name="T14"> – Le système affiche la page d’accueil </text:span></text:p>
      <text:p text:style-name="P11"/>
      <text:p text:style-name="P28"><text:span text:style-name="T2">Scénario A</text:span><text:span text:style-name="T3">lternatif 1</text:span><text:span text:style-name="T2"> : </text:span><text:span text:style-name="T3">Authentification Impossible</text:span></text:p>
      <text:p text:style-name="P2"/>
      <text:p text:style-name="P27"><text:span text:style-name="T13">1 – </text:span><text:span text:style-name="T10">Le système affiche une erreur</text:span></text:p>
      <text:p text:style-name="P10">2 – L’acteur réessaye</text:p>
      <text:p text:style-name="P10">3 – Nouvelle demande d’authentification</text:p>
      <text:p text:style-name="P10"/>
      <text:p text:style-name="P28"><text:span text:style-name="T2">Scénario A</text:span><text:span text:style-name="T3">lternatif 2</text:span><text:span text:style-name="T2"> : </text:span><text:span text:style-name="T3">L’utilisateur n’a pas de compte</text:span></text:p>
      <text:p text:style-name="P3"/>
      <text:p text:style-name="P4"><text:span text:style-name="T27">1 – </text:span>Le système demande une authentification</text:p>
      <text:p text:style-name="P5"><text:span text:style-name="T41">2</text:span> – L’acteur clique sur “Nouvelle Inscription”</text:p>
      <text:p text:style-name="P5"><text:span text:style-name="T41">3</text:span> – Le système affiche la page d’inscription</text:p>
      <text:p text:style-name="P5"><text:span text:style-name="T41">4</text:span> – L’acteur rempli le formulaire d’inscription</text:p>
      <text:p text:style-name="P5"><text:span text:style-name="T41">5</text:span> – L’acteur clique sur “valider”</text:p>
      <text:p text:style-name="P5"><text:span text:style-name="T41">6</text:span> – Le système affiche un résumé des informations rentrées</text:p>
      <text:p text:style-name="P5"><text:span text:style-name="T41">7</text:span> – L’acteur clique sur “Ok”</text:p>
      <text:p text:style-name="P5"><text:span text:style-name="T41">8</text:span> – Le système indique la fiche de l’abonnée</text:p>
      <text:p text:style-name="P5"/>
      <text:p text:style-name="P6"><text:span text:style-name="T29">Scénario A</text:span><text:span text:style-name="T30">lternatif </text:span><text:span text:style-name="T32">3 </text:span><text:span text:style-name="T29">: </text:span><text:span text:style-name="T30">L’utilisateu</text:span><text:span text:style-name="T32">r souhaite modifier ses informations </text:span></text:p>
      <text:p text:style-name="P35"/>
      <text:p text:style-name="P17">1<text:span text:style-name="T35">– Le système affiche la fiche client</text:span></text:p>
      <text:p text:style-name="P17">2 – L’acteur modifie les coordonnées</text:p>
      <text:p text:style-name="P17">3 – Le système affiche un récapitulatif des informations changées</text:p>
      <text:p text:style-name="P17">3 – L’acteur valide la modification</text:p>
      <text:p text:style-name="P17">4 – Le système retourne sur la fiche client</text:p>
      <text:p text:style-name="P36"/>
      <text:p text:style-name="P37"/>
      <text:p text:style-name="P34"><text:span text:style-name="T2"/></text:p>
      <text:p text:style-name="P34"><text:soft-page-break/><text:span text:style-name="T2">Scénario A</text:span><text:span text:style-name="T3">lternatif </text:span><text:span text:style-name="T8">4</text:span><text:span text:style-name="T2"> : </text:span><text:span text:style-name="T4">L</text:span><text:span text:style-name="T8">a carte de l’abonné </text:span><text:span text:style-name="T9">ne peut pas être lue</text:span></text:p>
      <text:p text:style-name="P9"><text:span text:style-name="T36">1</text:span> – L’acteur authentifie l’abonné par un scan de la carte</text:p>
      <text:p text:style-name="P16">2 – Le système n’affiche rien</text:p>
      <text:p text:style-name="P16">3 – L’acteur rentre l’identifiant de l’abonné manuellement</text:p>
      <text:p text:style-name="P9"/>
      <text:p text:style-name="P37"/>
      <text:p text:style-name="P34"><text:span text:style-name="T2">Scénario A</text:span><text:span text:style-name="T3">lternatif </text:span><text:span text:style-name="T8">5</text:span><text:span text:style-name="T2"> : </text:span><text:span text:style-name="T4">L’</text:span><text:span text:style-name="T8">abonné souhaite annuler l’emprunt</text:span></text:p>
      <text:p text:style-name="P23"><text:span text:style-name="T14">1</text:span><text:span text:style-name="T11"> – Le système affiche toutes les indications du </text:span><text:span text:style-name="T17">produit</text:span></text:p>
      <text:p text:style-name="P16"><text:span text:style-name="T42">2</text:span> – L’acteur clique sur “annuler”</text:p>
      <text:p text:style-name="P16"><text:span text:style-name="T42">3</text:span> – Le système demande la confirmation </text:p>
      <text:p text:style-name="P16"><text:span text:style-name="T42">4</text:span> – L’acteur valide l’annulation</text:p>
      <text:p text:style-name="P16"><text:span text:style-name="T42">5</text:span> – L’emprunt est annulé</text:p>
      <text:p text:style-name="P38"/>
      <text:p text:style-name="P29"><text:span text:style-name="T2">Scénario A</text:span><text:span text:style-name="T3">lternatif </text:span><text:span text:style-name="T8">6</text:span><text:span text:style-name="T2"> : </text:span><text:span text:style-name="T4">Echec du scan d</text:span><text:span text:style-name="T6">u produit</text:span></text:p>
      <text:p text:style-name="P8"/>
      <text:p text:style-name="P29"><text:span text:style-name="T14">1 </text:span><text:span text:style-name="T13">– L’a</text:span><text:span text:style-name="T14">cteur</text:span><text:span text:style-name="T13"> rentre la référence</text:span></text:p>
      <text:p text:style-name="P30"><text:span text:style-name="T13">2 – </text:span><text:span text:style-name="T10">Le système indique qu’il y’a une erreur</text:span></text:p>
      <text:p text:style-name="P5">3 – L’acteur clique sur “Ok”</text:p>
      <text:p text:style-name="P30"><text:span text:style-name="T10">4 – L’acteur r</text:span><text:span text:style-name="T15">entre la référence à la main</text:span></text:p>
      <text:p text:style-name="P50"><text:span text:style-name="T15">5 – Le système affiche </text:span><text:span text:style-name="T21">la fiche du produit</text:span></text:p>
      <text:p text:style-name="P12"/>
      <text:p text:style-name="P13"><text:span text:style-name="T29">Scénario A</text:span><text:span text:style-name="T30">lternatif </text:span><text:span text:style-name="T33">7</text:span><text:span text:style-name="T31"> </text:span><text:span text:style-name="T29">: </text:span><text:span text:style-name="T31">L’utilisateur ne peut plus emprunter</text:span></text:p>
      <text:p text:style-name="P31"><text:span text:style-name="T13">1 – L’</text:span><text:span text:style-name="T16">acteur</text:span><text:span text:style-name="T13"> clique sur “valider” pour réaliser l’emprunt</text:span></text:p>
      <text:p text:style-name="P14">2 – Le système affiche que l’utilisateur ne peut plus emprunter</text:p>
      <text:p text:style-name="P14">3 – L’acteur clique sur suivant </text:p>
      <text:p text:style-name="P14">4 – Le système retourne sur la page d’accueil</text:p>
      <text:p text:style-name="P14"/>
      <text:p text:style-name="P32"><text:span text:style-name="T2">Scénario A</text:span><text:span text:style-name="T3">lternatif <text:s/></text:span><text:span text:style-name="T8">8 </text:span><text:span text:style-name="T2">: </text:span><text:span text:style-name="T5">E</text:span><text:span text:style-name="T7">mprunt d’un CD</text:span></text:p>
      <text:p text:style-name="P22"><text:span text:style-name="T14">1</text:span><text:span text:style-name="T18"> – Le système affiche toutes les indications du </text:span><text:span text:style-name="T17">produit</text:span></text:p>
      <text:p text:style-name="P33"><text:span text:style-name="T17">2 – </text:span><text:span text:style-name="T10">Le système demande une caution </text:span></text:p>
      <text:p text:style-name="P15">3 – L’abonné règle la caution</text:p>
      <text:p text:style-name="P15">4 – L’emprunt est enregistré</text:p>
      <text:p text:style-name="P15"/>
      <text:p text:style-name="P32"><text:span text:style-name="T2">Scénario A</text:span><text:span text:style-name="T3">lternatif <text:s/></text:span><text:span text:style-name="T8">9</text:span><text:span text:style-name="T7"> </text:span><text:span text:style-name="T2">: </text:span><text:span text:style-name="T9">Emprunt</text:span><text:span text:style-name="T7"> d’un microfilm</text:span></text:p>
      <text:p text:style-name="P22"><text:span text:style-name="T14">1</text:span><text:span text:style-name="T18"> – Le système affiche toutes les indications du </text:span><text:span text:style-name="T17">produit</text:span></text:p>
      <text:p text:style-name="P33"><text:span text:style-name="T17">2 – </text:span><text:span text:style-name="T10">Vérification si un écran est disponible</text:span></text:p>
      <text:p text:style-name="P33"><text:span text:style-name="T10">3</text:span><text:span text:style-name="T17"> – </text:span><text:span text:style-name="T10">Le système demande une caution </text:span></text:p>
      <text:p text:style-name="P15">4 – L’abonné règle la caution</text:p>
      <text:p text:style-name="P15">5 – L’emprunt est enregistré</text:p>
      <text:p text:style-name="P15"/>
      <text:p text:style-name="P15"/>
      <text:p text:style-name="P44"><text:span text:style-name="T2">Scénario A</text:span><text:span text:style-name="T3">lternatif </text:span><text:span text:style-name="T9"><text:s/>10 : Nouvel emprunt</text:span></text:p>
      <text:p text:style-name="P45"><text:span text:style-name="T26">1 – Le système affiche que l’emprunt a été réalisé</text:span></text:p>
      <text:p text:style-name="P46"><text:span text:style-name="T25">2 – </text:span><text:span text:style-name="T1">L’acteur clique sur nouvel emprunt</text:span></text:p>
      <text:p text:style-name="P47"><text:span text:style-name="T1"/></text:p>
      <text:p text:style-name="P42"><text:span text:style-name="T29"/></text:p>
      <text:p text:style-name="P42"><text:span text:style-name="T29"/></text:p>
      <text:p text:style-name="P42"><text:soft-page-break/><text:span text:style-name="T29">Scénario A</text:span><text:span text:style-name="T30">lternatif </text:span><text:span text:style-name="T34"><text:s/>1</text:span><text:span text:style-name="T28">1 : Cotisation non payée</text:span></text:p>
      <text:p text:style-name="P48"><text:span text:style-name="T13">1 – L’</text:span><text:span text:style-name="T20">acteur </text:span><text:span text:style-name="T23">clique</text:span><text:span text:style-name="T13">sur “valider” pour réaliser l’emprunt</text:span></text:p>
      <text:p text:style-name="P43"><text:span text:style-name="T39">2 – </text:span><text:span text:style-name="T38">Le système affiche que la cotisation n’est pas réglée</text:span></text:p>
      <text:p text:style-name="P43"><text:span text:style-name="T38">3 – L’acteur clique sur “Régler la cotisation”</text:span></text:p>
      <text:p text:style-name="P43"><text:span text:style-name="T38">4 – L’abonné règle sa cotisation </text:span></text:p>
      <text:p text:style-name="P51"><text:span text:style-name="T22">5</text:span><text:span text:style-name="T20"> – </text:span><text:span text:style-name="T22">Affiche que la cotisation a été réglé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02T16:20:36.094000000</dc:date>
    <meta:editing-duration>PT3H15M12S</meta:editing-duration>
    <meta:editing-cycles>5</meta:editing-cycles>
    <meta:document-statistic meta:table-count="0" meta:image-count="0" meta:object-count="0" meta:page-count="3" meta:paragraph-count="78" meta:word-count="558" meta:character-count="3552" meta:non-whitespace-character-count="2992"/>
  </office:meta>
</office:document-meta>
</file>